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81d41a" draw:textarea-horizontal-align="justify" draw:textarea-vertical-align="middle" draw:auto-grow-height="false" fo:min-height="9.778cm" fo:min-width="15.879cm"/>
      <style:paragraph-properties style:writing-mode="lr-tb"/>
    </style:style>
    <style:style style:name="gr2" style:family="graphic" style:parent-style-name="standard">
      <style:graphic-properties svg:stroke-color="#000000" draw:fill-color="#ff8000" draw:textarea-horizontal-align="justify" draw:textarea-vertical-align="middle" draw:auto-grow-height="false" fo:min-height="6.519cm" fo:min-width="1.506cm"/>
      <style:paragraph-properties style:writing-mode="lr-tb"/>
    </style:style>
    <style:style style:name="gr3" style:family="graphic" style:parent-style-name="standard">
      <style:graphic-properties svg:stroke-color="#000000" draw:fill-color="#ed4c05" draw:textarea-horizontal-align="justify" draw:textarea-vertical-align="middle" draw:auto-grow-height="false" fo:min-height="2.709cm" fo:min-width="1.506cm"/>
      <style:paragraph-properties style:writing-mode="lr-tb"/>
    </style:style>
    <style:style style:name="gr4" style:family="graphic" style:parent-style-name="standard">
      <style:graphic-properties svg:stroke-color="#000000" draw:fill-color="#ffbf00" draw:textarea-horizontal-align="justify" draw:textarea-vertical-align="middle" draw:auto-grow-height="false" fo:min-height="6.519cm" fo:min-width="1.506cm"/>
      <style:paragraph-properties style:writing-mode="lr-tb"/>
    </style:style>
    <style:style style:name="gr5" style:family="graphic" style:parent-style-name="standard">
      <style:graphic-properties svg:stroke-color="#000000" draw:fill-color="#81d41a" draw:textarea-horizontal-align="justify" draw:textarea-vertical-align="middle" draw:auto-grow-height="false" fo:min-height="6.519cm" fo:min-width="1.506cm"/>
      <style:paragraph-properties style:writing-mode="lr-tb"/>
    </style:style>
    <style:style style:name="gr6" style:family="graphic" style:parent-style-name="standard">
      <style:graphic-properties svg:stroke-color="#000000" draw:fill-color="#ff6d6d" draw:textarea-horizontal-align="justify" draw:textarea-vertical-align="middle" draw:auto-grow-height="false" fo:min-height="6.457cm" fo:min-width="2.079cm"/>
      <style:paragraph-properties style:writing-mode="lr-tb"/>
    </style:style>
    <style:style style:name="gr7" style:family="graphic" style:parent-style-name="standard">
      <style:graphic-properties svg:stroke-color="#000000" draw:fill-color="#ff8000" draw:textarea-horizontal-align="justify" draw:textarea-vertical-align="middle" draw:auto-grow-height="false" fo:min-height="4.334cm" fo:min-width="6.307cm"/>
      <style:paragraph-properties style:writing-mode="lr-tb"/>
    </style:style>
    <style:style style:name="gr8" style:family="graphic" style:parent-style-name="standard">
      <style:graphic-properties svg:stroke-color="#000000" draw:fill-color="#ed4c05" draw:textarea-horizontal-align="justify" draw:textarea-vertical-align="middle" draw:auto-grow-height="false" fo:min-height="0.896cm" fo:min-width="4.138cm"/>
      <style:paragraph-properties style:writing-mode="lr-tb"/>
    </style:style>
    <style:style style:name="gr9" style:family="graphic" style:parent-style-name="standard">
      <style:graphic-properties svg:stroke-color="#000000" draw:fill-color="#ffbf00" draw:textarea-horizontal-align="justify" draw:textarea-vertical-align="middle" draw:auto-grow-height="false" fo:min-height="1.184cm" fo:min-width="6.648cm"/>
      <style:paragraph-properties style:writing-mode="lr-tb"/>
    </style:style>
    <style:style style:name="gr10" style:family="graphic" style:parent-style-name="standard">
      <style:graphic-properties svg:stroke-color="#000000" draw:fill-color="#ff6d6d" draw:textarea-horizontal-align="justify" draw:textarea-vertical-align="middle" draw:auto-grow-height="false" fo:min-height="1.47cm" fo:min-width="15.825cm"/>
      <style:paragraph-properties style:writing-mode="lr-tb"/>
    </style:style>
    <style:style style:name="gr11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12" style:family="graphic" style:parent-style-name="standard">
      <style:graphic-properties svg:stroke-color="#000000" draw:fill-color="#ff8000" draw:textarea-horizontal-align="justify" draw:textarea-vertical-align="middle" draw:auto-grow-height="false" fo:min-height="1.469cm" fo:min-width="3.759cm"/>
      <style:paragraph-properties style:writing-mode="lr-tb"/>
    </style:style>
    <style:style style:name="gr13" style:family="graphic" style:parent-style-name="standard">
      <style:graphic-properties svg:stroke-color="#000000" draw:fill-color="#ffbf00" draw:textarea-horizontal-align="justify" draw:textarea-vertical-align="middle" draw:auto-grow-height="false" fo:min-height="1.469cm" fo:min-width="4.394cm"/>
      <style:paragraph-properties style:writing-mode="lr-tb"/>
    </style:style>
    <style:style style:name="gr14" style:family="graphic" style:parent-style-name="standard">
      <style:graphic-properties svg:stroke-color="#000000" draw:fill-color="#81d41a" draw:textarea-horizontal-align="justify" draw:textarea-vertical-align="middle" draw:auto-grow-height="false" fo:min-height="14.3cm" fo:min-width="2.938cm"/>
      <style:paragraph-properties style:writing-mode="lr-tb"/>
    </style:style>
    <style:style style:name="gr15" style:family="graphic" style:parent-style-name="standard">
      <style:graphic-properties svg:stroke-color="#000000" draw:fill-color="#ff6d6d" draw:textarea-horizontal-align="justify" draw:textarea-vertical-align="middle" draw:auto-grow-height="false" fo:min-height="14.3cm" fo:min-width="2.938cm"/>
      <style:paragraph-properties style:writing-mode="lr-tb"/>
    </style:style>
    <style:style style:name="gr16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17" style:family="graphic" style:parent-style-name="standard">
      <style:graphic-properties svg:stroke-color="#000000" draw:fill-color="#ed4c05" draw:textarea-horizontal-align="justify" draw:textarea-vertical-align="middle" draw:auto-grow-height="false" fo:min-height="4.078cm" fo:min-width="3.511cm"/>
      <style:paragraph-properties style:writing-mode="lr-tb"/>
    </style:style>
    <style:style style:name="gr18" style:family="graphic" style:parent-style-name="standard">
      <style:graphic-properties svg:stroke-color="#000000" draw:fill-color="#ff6d6d" draw:textarea-horizontal-align="justify" draw:textarea-vertical-align="middle" draw:auto-grow-height="false" fo:min-height="1.757cm" fo:min-width="15.793cm"/>
      <style:paragraph-properties style:writing-mode="lr-tb"/>
    </style:style>
    <style:style style:name="gr19" style:family="graphic" style:parent-style-name="standard">
      <style:graphic-properties svg:stroke-color="#000000" draw:fill-color="#ed4c05" draw:textarea-horizontal-align="justify" draw:textarea-vertical-align="middle" draw:auto-grow-height="false" fo:min-height="0.896cm" fo:min-width="4.13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21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2.758cm"/>
      <style:paragraph-properties style:writing-mode="lr-tb"/>
    </style:style>
    <style:style style:name="gr23" style:family="graphic" style:parent-style-name="standard">
      <style:graphic-properties svg:stroke-color="#000000" draw:marker-start="Arrowheads_20_4" draw:marker-start-width="0.3cm" draw:marker-end="Arrowheads_20_5" draw:marker-end-width="0.3cm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25" style:family="graphic" style:parent-style-name="standard">
      <style:graphic-properties svg:stroke-color="#000000" draw:fill-color="#ff8000" draw:textarea-horizontal-align="justify" draw:textarea-vertical-align="middle" draw:auto-grow-height="false" fo:min-height="2.042cm" fo:min-width="5.92cm"/>
      <style:paragraph-properties style:writing-mode="lr-tb"/>
    </style:style>
    <style:style style:name="gr26" style:family="graphic" style:parent-style-name="standard">
      <style:graphic-properties svg:stroke-color="#000000" draw:fill-color="#ffbf00" draw:textarea-horizontal-align="justify" draw:textarea-vertical-align="middle" draw:auto-grow-height="false" fo:min-height="1.184cm" fo:min-width="15.221cm"/>
      <style:paragraph-properties style:writing-mode="lr-tb"/>
    </style:style>
    <style:style style:name="gr27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28" style:family="graphic" style:parent-style-name="standard">
      <style:graphic-properties svg:stroke-color="#000000" draw:fill-color="#ff8000" draw:textarea-horizontal-align="justify" draw:textarea-vertical-align="middle" draw:auto-grow-height="false" fo:min-height="3.855cm" fo:min-width="2.654cm"/>
      <style:paragraph-properties style:writing-mode="lr-tb"/>
    </style:style>
    <style:style style:name="gr29" style:family="graphic" style:parent-style-name="standard">
      <style:graphic-properties svg:stroke-color="#000000" draw:fill-color="#ed4c05" draw:textarea-horizontal-align="justify" draw:textarea-vertical-align="middle" draw:auto-grow-height="false" fo:min-height="0.896cm" fo:min-width="1.915cm"/>
      <style:paragraph-properties style:writing-mode="lr-tb"/>
    </style:style>
    <style:style style:name="gr30" style:family="graphic" style:parent-style-name="standard">
      <style:graphic-properties svg:stroke-color="#000000" draw:fill-color="#81d41a" draw:textarea-horizontal-align="justify" draw:textarea-vertical-align="middle" draw:auto-grow-height="false" fo:min-height="0.896cm" fo:min-width="1.915cm"/>
      <style:paragraph-properties style:writing-mode="lr-tb"/>
    </style:style>
    <style:style style:name="gr31" style:family="graphic" style:parent-style-name="standard">
      <style:graphic-properties svg:stroke-color="#000000" draw:fill-color="#ff6d6d" draw:textarea-horizontal-align="justify" draw:textarea-vertical-align="middle" draw:auto-grow-height="false" fo:min-height="3.537cm" fo:min-width="2.651cm"/>
      <style:paragraph-properties style:writing-mode="lr-tb"/>
    </style:style>
    <style:style style:name="gr32" style:family="graphic" style:parent-style-name="standard">
      <style:graphic-properties svg:stroke-color="#000000" draw:fill-color="#ffbf00" draw:textarea-horizontal-align="justify" draw:textarea-vertical-align="middle" draw:auto-grow-height="false" fo:min-height="0.896cm" fo:min-width="1.915cm"/>
      <style:paragraph-properties style:writing-mode="lr-tb"/>
    </style:style>
    <style:style style:name="gr33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35" style:family="graphic" style:parent-style-name="objectwithoutfill">
      <style:graphic-properties svg:stroke-color="#000000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81d41a"/>
      <style:paragraph-properties fo:text-align="center" style:writing-mode="lr-tb"/>
    </style:style>
    <style:style style:name="P3" style:family="paragraph">
      <loext:graphic-properties draw:fill-color="#ff8000"/>
      <style:paragraph-properties fo:text-align="center" style:writing-mode="lr-tb"/>
    </style:style>
    <style:style style:name="P4" style:family="paragraph">
      <loext:graphic-properties draw:fill-color="#ed4c05"/>
      <style:paragraph-properties fo:text-align="center" style:writing-mode="lr-tb"/>
    </style:style>
    <style:style style:name="P5" style:family="paragraph">
      <loext:graphic-properties draw:fill-color="#ffbf00"/>
      <style:paragraph-properties fo:text-align="center" style:writing-mode="lr-tb"/>
    </style:style>
    <style:style style:name="P6" style:family="paragraph">
      <loext:graphic-properties draw:fill-color="#ff6d6d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16pt" style:font-size-asian="16pt" style:font-size-complex="16pt"/>
    </style:style>
    <style:style style:name="P10" style:family="paragraph">
      <loext:graphic-properties draw:fill="none" draw:fill-color="#ffffff"/>
      <style:text-properties fo:font-size="16pt" style:font-size-asian="16pt" style:font-size-complex="16pt"/>
    </style:style>
    <style:style style:name="P11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463cm" svg:height="11.112cm" svg:x="1.952cm" svg:y="36.243cm">
          <text:p text:style-name="P1">JV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222cm" svg:height="6.985cm" svg:x="3.54cm" svg:y="4.81cm">
          <text:p text:style-name="P1">CP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.222cm" svg:height="3.175cm" svg:x="7.033cm" svg:y="4.81cm">
          <text:p text:style-name="P1">L1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.222cm" svg:height="3.175cm" svg:x="7.032cm" svg:y="8.62cm">
          <text:p text:style-name="P1">L1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222cm" svg:height="6.985cm" svg:x="10.208cm" svg:y="4.81cm">
          <text:p text:style-name="P1">L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222cm" svg:height="6.985cm" svg:x="13.382cm" svg:y="4.81cm">
          <text:p text:style-name="P1">L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2.857cm" svg:height="6.985cm" svg:x="16.558cm" svg:y="4.81cm">
          <text:p text:style-name="P1">主存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7.303cm" svg:height="5.08cm" svg:x="2.587cm" svg:y="14.335cm">
          <text:p text:style-name="P1">CP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4.762cm" svg:height="1.27cm" svg:x="3.858cm" svg:y="17.51cm">
          <text:p text:style-name="P1">CPU寄存器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7.302cm" svg:height="1.588cm" svg:x="2.587cm" svg:y="20.685cm">
          <text:p text:style-name="P1">CPU缓存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16.509cm" svg:height="1.904cm" svg:x="2.588cm" svg:y="23.543cm">
          <text:p text:style-name="P1">主存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7" draw:layer="layout" svg:x1="5.762cm" svg:y1="20.685cm" svg:x2="5.762cm" svg:y2="19.415cm">
          <text:p/>
        </draw:line>
        <draw:line draw:style-name="gr11" draw:text-style-name="P7" draw:layer="layout" svg:x1="5.762cm" svg:y1="23.542cm" svg:x2="5.762cm" svg:y2="22.272cm">
          <text:p/>
        </draw:line>
        <draw:line draw:style-name="gr11" draw:text-style-name="P7" draw:layer="layout" svg:x1="6.715cm" svg:y1="19.415cm" svg:x2="6.715cm" svg:y2="20.685cm">
          <text:p/>
        </draw:line>
        <draw:line draw:style-name="gr11" draw:text-style-name="P7" draw:layer="layout" svg:x1="6.715cm" svg:y1="22.272cm" svg:x2="6.715cm" svg:y2="23.542cm">
          <text:p/>
        </draw:line>
        <draw:custom-shape draw:style-name="gr7" draw:text-style-name="P3" draw:layer="layout" svg:width="7.303cm" svg:height="5.08cm" svg:x="11.795cm" svg:y="14.335cm">
          <text:p text:style-name="P1">CP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4.762cm" svg:height="1.27cm" svg:x="13.066cm" svg:y="17.51cm">
          <text:p text:style-name="P1">CPU寄存器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7.302cm" svg:height="1.588cm" svg:x="11.795cm" svg:y="20.685cm">
          <text:p text:style-name="P1">CPU缓存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7" draw:layer="layout" svg:x1="14.97cm" svg:y1="20.685cm" svg:x2="14.97cm" svg:y2="19.415cm">
          <text:p/>
        </draw:line>
        <draw:line draw:style-name="gr11" draw:text-style-name="P7" draw:layer="layout" svg:x1="14.97cm" svg:y1="23.542cm" svg:x2="14.97cm" svg:y2="22.272cm">
          <text:p/>
        </draw:line>
        <draw:line draw:style-name="gr11" draw:text-style-name="P7" draw:layer="layout" svg:x1="15.923cm" svg:y1="19.415cm" svg:x2="15.923cm" svg:y2="20.685cm">
          <text:p/>
        </draw:line>
        <draw:line draw:style-name="gr11" draw:text-style-name="P7" draw:layer="layout" svg:x1="15.923cm" svg:y1="22.272cm" svg:x2="15.923cm" svg:y2="23.542cm">
          <text:p/>
        </draw:line>
        <draw:custom-shape draw:style-name="gr12" draw:text-style-name="P3" draw:layer="layout" svg:width="4.445cm" svg:height="1.905cm" svg:x="23.542cm" svg:y="4.81cm">
          <text:p text:style-name="P1">CP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5.08cm" svg:height="1.905cm" svg:x="32.115cm" svg:y="4.81cm">
          <text:p text:style-name="P1">CPU缓存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3.81cm" svg:height="14.922cm" svg:x="41.322cm" svg:y="4.378cm">
          <text:p text:style-name="P1">缓存一致性</text:p>
          <text:p text:style-name="P1">协议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3.81cm" svg:height="14.922cm" svg:x="48.307cm" svg:y="4.378cm">
          <text:p text:style-name="P1">主存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7" draw:layer="layout" svg:x1="27.987cm" svg:y1="5.445cm" svg:x2="32.114cm" svg:y2="5.445cm">
          <text:p/>
        </draw:line>
        <draw:line draw:style-name="gr16" draw:text-style-name="P7" draw:layer="layout" svg:x1="37.195cm" svg:y1="5.445cm" svg:x2="41.322cm" svg:y2="5.445cm">
          <text:p/>
        </draw:line>
        <draw:line draw:style-name="gr16" draw:text-style-name="P7" draw:layer="layout" svg:x1="32.114cm" svg:y1="6.08cm" svg:x2="27.987cm" svg:y2="6.08cm">
          <text:p/>
        </draw:line>
        <draw:line draw:style-name="gr16" draw:text-style-name="P7" draw:layer="layout" svg:x1="41.322cm" svg:y1="6.08cm" svg:x2="37.195cm" svg:y2="6.08cm">
          <text:p/>
        </draw:line>
        <draw:line draw:style-name="gr16" draw:text-style-name="P7" draw:layer="layout" svg:x1="48.307cm" svg:y1="12.315cm" svg:x2="45.132cm" svg:y2="12.315cm">
          <text:p/>
        </draw:line>
        <draw:line draw:style-name="gr16" draw:text-style-name="P7" draw:layer="layout" svg:x1="45.131cm" svg:y1="11.363cm" svg:x2="48.306cm" svg:y2="11.363cm">
          <text:p/>
        </draw:line>
        <draw:custom-shape draw:style-name="gr12" draw:text-style-name="P3" draw:layer="layout" svg:width="4.445cm" svg:height="1.905cm" svg:x="23.542cm" svg:y="10.842cm">
          <text:p text:style-name="P1">CP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5.08cm" svg:height="1.905cm" svg:x="32.115cm" svg:y="10.842cm">
          <text:p text:style-name="P1">CPU缓存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7" draw:layer="layout" svg:x1="27.987cm" svg:y1="11.477cm" svg:x2="32.114cm" svg:y2="11.477cm">
          <text:p/>
        </draw:line>
        <draw:line draw:style-name="gr16" draw:text-style-name="P7" draw:layer="layout" svg:x1="37.195cm" svg:y1="11.477cm" svg:x2="41.322cm" svg:y2="11.477cm">
          <text:p/>
        </draw:line>
        <draw:line draw:style-name="gr16" draw:text-style-name="P7" draw:layer="layout" svg:x1="32.114cm" svg:y1="12.112cm" svg:x2="27.987cm" svg:y2="12.112cm">
          <text:p/>
        </draw:line>
        <draw:line draw:style-name="gr16" draw:text-style-name="P7" draw:layer="layout" svg:x1="41.322cm" svg:y1="12.112cm" svg:x2="37.195cm" svg:y2="12.112cm">
          <text:p/>
        </draw:line>
        <draw:custom-shape draw:style-name="gr12" draw:text-style-name="P3" draw:layer="layout" svg:width="4.445cm" svg:height="1.905cm" svg:x="23.542cm" svg:y="16.557cm">
          <text:p text:style-name="P1">CP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5.08cm" svg:height="1.905cm" svg:x="32.115cm" svg:y="16.557cm">
          <text:p text:style-name="P1">CPU缓存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7" draw:layer="layout" svg:x1="27.987cm" svg:y1="17.192cm" svg:x2="32.114cm" svg:y2="17.192cm">
          <text:p/>
        </draw:line>
        <draw:line draw:style-name="gr16" draw:text-style-name="P7" draw:layer="layout" svg:x1="37.195cm" svg:y1="17.192cm" svg:x2="41.322cm" svg:y2="17.192cm">
          <text:p/>
        </draw:line>
        <draw:line draw:style-name="gr16" draw:text-style-name="P7" draw:layer="layout" svg:x1="32.114cm" svg:y1="17.827cm" svg:x2="27.987cm" svg:y2="17.827cm">
          <text:p/>
        </draw:line>
        <draw:line draw:style-name="gr16" draw:text-style-name="P7" draw:layer="layout" svg:x1="41.322cm" svg:y1="17.827cm" svg:x2="37.195cm" svg:y2="17.827cm">
          <text:p/>
        </draw:line>
        <draw:custom-shape draw:style-name="gr12" draw:text-style-name="P3" draw:layer="layout" svg:width="4.445cm" svg:height="1.905cm" svg:x="23.542cm" svg:y="20.685cm">
          <text:p text:style-name="P1">线程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draw:layer="layout" svg:width="4.445cm" svg:height="4.762cm" svg:x="23.542cm" svg:y="24.495cm">
          <text:p text:style-name="P1">变量x副本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layer="layout" svg:width="16.509cm" svg:height="2.223cm" svg:x="23.542cm" svg:y="31.16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4.763cm" svg:height="1.27cm" svg:x="25.766cm" svg:y="31.582cm">
          <text:p text:style-name="P1">共享变量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4.763cm" svg:height="1.27cm" svg:x="32.751cm" svg:y="31.582cm">
          <text:p text:style-name="P1">共享变量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8" draw:layer="layout" svg:width="2.857cm" svg:height="1.17cm" svg:x="30.528cm" svg:y="33.802cm">
          <draw:text-box>
            <text:p>主内存</text:p>
          </draw:text-box>
        </draw:frame>
        <draw:line draw:style-name="gr21" draw:text-style-name="P7" draw:layer="layout" svg:x1="25.13cm" svg:y1="22.59cm" svg:x2="25.13cm" svg:y2="24.495cm">
          <text:p/>
        </draw:line>
        <draw:line draw:style-name="gr21" draw:text-style-name="P7" draw:layer="layout" svg:x1="25.13cm" svg:y1="29.257cm" svg:x2="25.13cm" svg:y2="31.162cm">
          <text:p/>
        </draw:line>
        <draw:line draw:style-name="gr21" draw:text-style-name="P7" draw:layer="layout" svg:x1="26.082cm" svg:y1="24.494cm" svg:x2="26.082cm" svg:y2="22.589cm">
          <text:p/>
        </draw:line>
        <draw:line draw:style-name="gr21" draw:text-style-name="P7" draw:layer="layout" svg:x1="26.082cm" svg:y1="31.162cm" svg:x2="26.082cm" svg:y2="29.257cm">
          <text:p/>
        </draw:line>
        <draw:frame draw:style-name="gr22" draw:text-style-name="P10" draw:layer="layout" svg:width="4.128cm" svg:height="3.008cm" svg:x="26.717cm" svg:y="22.59cm">
          <draw:text-box>
            <text:p text:style-name="P9"><text:span text:style-name="T1">线程</text:span><text:span text:style-name="T1">1</text:span><text:span text:style-name="T1">的</text:span></text:p>
            <text:p text:style-name="P9"><text:span text:style-name="T1">工作内存</text:span></text:p>
          </draw:text-box>
        </draw:frame>
        <draw:custom-shape draw:style-name="gr12" draw:text-style-name="P3" draw:layer="layout" svg:width="4.445cm" svg:height="1.905cm" svg:x="35.607cm" svg:y="20.685cm">
          <text:p text:style-name="P1">线程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draw:layer="layout" svg:width="4.445cm" svg:height="4.762cm" svg:x="35.607cm" svg:y="24.495cm">
          <text:p text:style-name="P1">变量x副本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7" draw:layer="layout" svg:x1="37.195cm" svg:y1="22.59cm" svg:x2="37.195cm" svg:y2="24.495cm">
          <text:p/>
        </draw:line>
        <draw:line draw:style-name="gr21" draw:text-style-name="P7" draw:layer="layout" svg:x1="37.195cm" svg:y1="29.257cm" svg:x2="37.195cm" svg:y2="31.162cm">
          <text:p/>
        </draw:line>
        <draw:line draw:style-name="gr21" draw:text-style-name="P7" draw:layer="layout" svg:x1="38.147cm" svg:y1="24.494cm" svg:x2="38.147cm" svg:y2="22.589cm">
          <text:p/>
        </draw:line>
        <draw:line draw:style-name="gr21" draw:text-style-name="P7" draw:layer="layout" svg:x1="38.147cm" svg:y1="31.162cm" svg:x2="38.147cm" svg:y2="29.257cm">
          <text:p/>
        </draw:line>
        <draw:frame draw:style-name="gr22" draw:text-style-name="P10" draw:layer="layout" svg:width="4.128cm" svg:height="3.008cm" svg:x="38.782cm" svg:y="22.59cm">
          <draw:text-box>
            <text:p text:style-name="P9"><text:span text:style-name="T1">线程</text:span><text:span text:style-name="T1">2</text:span><text:span text:style-name="T1">的</text:span></text:p>
            <text:p text:style-name="P9"><text:span text:style-name="T1">工作内存</text:span></text:p>
          </draw:text-box>
        </draw:frame>
        <draw:line draw:style-name="gr23" draw:text-style-name="P11" draw:layer="layout" svg:x1="26.082cm" svg:y1="30.21cm" svg:x2="37.195cm" svg:y2="30.21cm">
          <text:p/>
        </draw:line>
        <draw:frame draw:style-name="gr24" draw:text-style-name="P8" draw:layer="layout" svg:width="5.398cm" svg:height="1.17cm" svg:x="29.574cm" svg:y="28.94cm">
          <draw:text-box>
            <text:p>JMM控制</text:p>
          </draw:text-box>
        </draw:frame>
        <draw:custom-shape draw:style-name="gr25" draw:text-style-name="P3" draw:layer="layout" svg:width="6.668cm" svg:height="2.54cm" svg:x="2.587cm" svg:y="37.83cm">
          <text:p text:style-name="P1">线程栈内存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" draw:layer="layout" svg:width="6.668cm" svg:height="2.54cm" svg:x="11.794cm" svg:y="37.83cm">
          <text:p text:style-name="P1">线程栈内存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5" draw:layer="layout" svg:width="15.875cm" svg:height="1.588cm" svg:x="2.587cm" svg:y="43.862cm">
          <text:p text:style-name="P1">堆内存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7.303cm" svg:height="5.08cm" svg:x="22.907cm" svg:y="36.242cm">
          <text:p text:style-name="P1">CP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4.762cm" svg:height="1.27cm" svg:x="24.178cm" svg:y="39.417cm">
          <text:p text:style-name="P1">CPU寄存器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7.302cm" svg:height="1.588cm" svg:x="22.907cm" svg:y="42.592cm">
          <text:p text:style-name="P1">CPU缓存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16.509cm" svg:height="1.904cm" svg:x="22.908cm" svg:y="45.45cm">
          <text:p text:style-name="P1">主存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7" draw:layer="layout" svg:x1="26.082cm" svg:y1="42.592cm" svg:x2="26.082cm" svg:y2="41.322cm">
          <text:p/>
        </draw:line>
        <draw:line draw:style-name="gr11" draw:text-style-name="P7" draw:layer="layout" svg:x1="26.082cm" svg:y1="45.449cm" svg:x2="26.082cm" svg:y2="44.179cm">
          <text:p/>
        </draw:line>
        <draw:line draw:style-name="gr11" draw:text-style-name="P7" draw:layer="layout" svg:x1="27.035cm" svg:y1="41.322cm" svg:x2="27.035cm" svg:y2="42.592cm">
          <text:p/>
        </draw:line>
        <draw:line draw:style-name="gr11" draw:text-style-name="P7" draw:layer="layout" svg:x1="27.035cm" svg:y1="44.179cm" svg:x2="27.035cm" svg:y2="45.449cm">
          <text:p/>
        </draw:line>
        <draw:custom-shape draw:style-name="gr7" draw:text-style-name="P3" draw:layer="layout" svg:width="7.303cm" svg:height="5.08cm" svg:x="32.115cm" svg:y="36.242cm">
          <text:p text:style-name="P1">CP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4.762cm" svg:height="1.27cm" svg:x="33.386cm" svg:y="39.417cm">
          <text:p text:style-name="P1">CPU寄存器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7.302cm" svg:height="1.588cm" svg:x="32.115cm" svg:y="42.592cm">
          <text:p text:style-name="P1">CPU缓存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7" draw:layer="layout" svg:x1="35.29cm" svg:y1="42.592cm" svg:x2="35.29cm" svg:y2="41.322cm">
          <text:p/>
        </draw:line>
        <draw:line draw:style-name="gr11" draw:text-style-name="P7" draw:layer="layout" svg:x1="35.29cm" svg:y1="45.449cm" svg:x2="35.29cm" svg:y2="44.179cm">
          <text:p/>
        </draw:line>
        <draw:line draw:style-name="gr11" draw:text-style-name="P7" draw:layer="layout" svg:x1="36.243cm" svg:y1="41.322cm" svg:x2="36.243cm" svg:y2="42.592cm">
          <text:p/>
        </draw:line>
        <draw:line draw:style-name="gr11" draw:text-style-name="P7" draw:layer="layout" svg:x1="36.243cm" svg:y1="44.179cm" svg:x2="36.243cm" svg:y2="45.449cm">
          <text:p/>
        </draw:line>
        <draw:line draw:style-name="gr27" draw:text-style-name="P7" draw:layer="layout" svg:x1="18.462cm" svg:y1="39.1cm" svg:x2="24.177cm" svg:y2="40.052cm">
          <text:p/>
        </draw:line>
        <draw:line draw:style-name="gr27" draw:text-style-name="P7" draw:layer="layout" svg:x1="18.462cm" svg:y1="39.149cm" svg:x2="22.907cm" svg:y2="43.227cm">
          <text:p/>
        </draw:line>
        <draw:line draw:style-name="gr27" draw:text-style-name="P7" draw:layer="layout" svg:x1="18.462cm" svg:y1="39.149cm" svg:x2="22.907cm" svg:y2="46.402cm">
          <text:p/>
        </draw:line>
        <draw:line draw:style-name="gr27" draw:text-style-name="P7" draw:layer="layout" svg:x1="18.462cm" svg:y1="44.815cm" svg:x2="24.177cm" svg:y2="40.101cm">
          <text:p/>
        </draw:line>
        <draw:line draw:style-name="gr27" draw:text-style-name="P7" draw:layer="layout" svg:x1="18.462cm" svg:y1="44.815cm" svg:x2="22.907cm" svg:y2="43.227cm">
          <text:p/>
        </draw:line>
        <draw:line draw:style-name="gr27" draw:text-style-name="P7" draw:layer="layout" svg:x1="18.462cm" svg:y1="44.815cm" svg:x2="22.907cm" svg:y2="46.402cm">
          <text:p/>
        </draw:line>
        <draw:custom-shape draw:style-name="gr28" draw:text-style-name="P3" draw:layer="layout" svg:width="3.494cm" svg:height="4.445cm" svg:x="11.16cm" svg:y="54.022cm">
          <text:p text:style-name="P1">线程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draw:layer="layout" svg:width="2.539cm" svg:height="1.27cm" svg:x="11.744cm" svg:y="56.88cm">
          <text:p text:style-name="P1">x=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3.494cm" svg:height="4.445cm" svg:x="15.603cm" svg:y="59.102cm">
          <text:p text:style-name="P1">线程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draw:layer="layout" svg:width="2.539cm" svg:height="1.27cm" svg:x="16.187cm" svg:y="61.96cm">
          <text:p text:style-name="P1">x=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3.494cm" svg:height="4.445cm" svg:x="20.366cm" svg:y="59.102cm">
          <text:p text:style-name="P1">线程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draw:layer="layout" svg:width="2.539cm" svg:height="1.27cm" svg:x="20.95cm" svg:y="61.96cm">
          <text:p text:style-name="P1">++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3.494cm" svg:height="4.445cm" svg:x="25.128cm" svg:y="54.022cm">
          <text:p text:style-name="P1">线程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draw:layer="layout" svg:width="2.539cm" svg:height="1.27cm" svg:x="25.712cm" svg:y="56.88cm">
          <text:p text:style-name="P1">++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3.494cm" svg:height="4.445cm" svg:x="30.208cm" svg:y="54.022cm">
          <text:p text:style-name="P1">线程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6" draw:layer="layout" svg:width="3.491cm" svg:height="4.127cm" svg:x="30.211cm" svg:y="64.818cm">
          <text:p text:style-name="P1">主存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draw:layer="layout" svg:width="2.539cm" svg:height="1.27cm" svg:x="30.743cm" svg:y="56.88cm">
          <text:p text:style-name="P1">x=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5" draw:layer="layout" svg:width="2.539cm" svg:height="1.27cm" svg:x="30.743cm" svg:y="67.357cm">
          <text:p text:style-name="P1">x=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3.494cm" svg:height="4.445cm" svg:x="34.972cm" svg:y="59.102cm">
          <text:p text:style-name="P1">线程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6" draw:layer="layout" svg:width="3.491cm" svg:height="4.127cm" svg:x="34.974cm" svg:y="64.818cm">
          <text:p text:style-name="P1">主存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draw:layer="layout" svg:width="2.539cm" svg:height="1.27cm" svg:x="35.507cm" svg:y="61.96cm">
          <text:p text:style-name="P1">x=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5" draw:layer="layout" svg:width="2.539cm" svg:height="1.27cm" svg:x="35.506cm" svg:y="67.357cm">
          <text:p text:style-name="P1">x=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7" draw:layer="layout" svg:x1="9.572cm" svg:y1="70.532cm" svg:x2="40.687cm" svg:y2="70.532cm">
          <text:p/>
        </draw:line>
        <draw:frame draw:style-name="gr34" draw:text-style-name="P8" draw:layer="layout" svg:width="2.858cm" svg:height="1.27cm" svg:x="9.572cm" svg:y="68.945cm">
          <draw:text-box>
            <text:p>时间线</text:p>
          </draw:text-box>
        </draw:frame>
        <draw:line draw:style-name="gr35" draw:text-style-name="P7" draw:layer="layout" svg:x1="14.97cm" svg:y1="53.387cm" svg:x2="14.97cm" svg:y2="70.532cm">
          <text:p/>
        </draw:line>
        <draw:line draw:style-name="gr35" draw:text-style-name="P7" draw:layer="layout" svg:x1="19.732cm" svg:y1="53.387cm" svg:x2="19.732cm" svg:y2="70.532cm">
          <text:p/>
        </draw:line>
        <draw:line draw:style-name="gr35" draw:text-style-name="P7" draw:layer="layout" svg:x1="24.495cm" svg:y1="53.387cm" svg:x2="24.495cm" svg:y2="70.532cm">
          <text:p/>
        </draw:line>
        <draw:line draw:style-name="gr35" draw:text-style-name="P7" draw:layer="layout" svg:x1="29.575cm" svg:y1="53.387cm" svg:x2="29.575cm" svg:y2="70.532cm">
          <text:p/>
        </draw:line>
        <draw:line draw:style-name="gr35" draw:text-style-name="P7" draw:layer="layout" svg:x1="34.337cm" svg:y1="53.387cm" svg:x2="34.337cm" svg:y2="70.532cm">
          <text:p/>
        </draw:line>
        <draw:frame draw:style-name="gr34" draw:text-style-name="P8" draw:layer="layout" svg:width="1.27cm" svg:height="1.27cm" svg:x="14.335cm" svg:y="71.167cm">
          <draw:text-box>
            <text:p>t1</text:p>
          </draw:text-box>
        </draw:frame>
        <draw:frame draw:style-name="gr34" draw:text-style-name="P8" draw:layer="layout" svg:width="1.27cm" svg:height="1.27cm" svg:x="19.097cm" svg:y="71.167cm">
          <draw:text-box>
            <text:p>t2</text:p>
          </draw:text-box>
        </draw:frame>
        <draw:frame draw:style-name="gr34" draw:text-style-name="P8" draw:layer="layout" svg:width="1.27cm" svg:height="1.27cm" svg:x="23.86cm" svg:y="71.167cm">
          <draw:text-box>
            <text:p>t3</text:p>
          </draw:text-box>
        </draw:frame>
        <draw:frame draw:style-name="gr34" draw:text-style-name="P8" draw:layer="layout" svg:width="1.27cm" svg:height="1.27cm" svg:x="28.94cm" svg:y="71.167cm">
          <draw:text-box>
            <text:p>t4</text:p>
          </draw:text-box>
        </draw:frame>
        <draw:frame draw:style-name="gr34" draw:text-style-name="P8" draw:layer="layout" svg:width="1.27cm" svg:height="1.27cm" svg:x="33.702cm" svg:y="71.167cm">
          <draw:text-box>
            <text:p>t5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6.2cm" fo:page-height="7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5T23:41:17.793844425</meta:creation-date>
    <dc:date>2021-05-16T14:27:56.794909190</dc:date>
    <meta:editing-duration>PT1H8M45S</meta:editing-duration>
    <meta:editing-cycles>2</meta:editing-cycles>
    <meta:generator>LibreOffice/7.0.5.2$Linux_X86_64 LibreOffice_project/00$Build-2</meta:generator>
    <meta:document-statistic meta:object-count="116"/>
  </office:meta>
</office:document-meta>
</file>